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faf" officeooo:paragraph-rsid="00182f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ocumen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4:03:24.509429327</meta:creation-date>
    <dc:date>2023-01-16T14:20:10.857831280</dc:date>
    <meta:editing-duration>PT6M36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3.7.2$Linux_X86_64 LibreOffice_project/30$Build-2</meta:generator>
  </office:meta>
</office:document-meta>
</file>